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32b4a8"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26"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27" style:family="paragraph" style:parent-style-name="Standard">
      <style:text-properties style:font-name="Arial" fo:font-weight="normal" officeooo:rsid="001c1f8f" officeooo:paragraph-rsid="001c1f8f" style:font-weight-asian="normal" style:font-weight-complex="normal"/>
    </style:style>
    <style:style style:name="P28" style:family="paragraph" style:parent-style-name="Standard" style:list-style-name="L1">
      <style:text-properties style:font-name="Arial" officeooo:rsid="001bc6b2" officeooo:paragraph-rsid="001bc6b2"/>
    </style:style>
    <style:style style:name="P29" style:family="paragraph" style:parent-style-name="Standard" style:list-style-name="L2">
      <style:paragraph-properties fo:text-align="start" style:justify-single-word="false"/>
      <style:text-properties style:font-name="Arial" officeooo:rsid="001bc6b2" officeooo:paragraph-rsid="001bc6b2" fo:background-color="#ffff00"/>
    </style:style>
    <style:style style:name="P30"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31"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368b92" fo:background-color="#ffff00"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38"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39" style:family="paragraph" style:parent-style-name="Standard">
      <style:text-properties style:font-name="Arial" fo:font-style="normal" fo:font-weight="bold" officeooo:rsid="0037261d" officeooo:paragraph-rsid="0037261d" fo:background-color="transparent" style:font-style-asian="normal" style:font-weight-asian="bold" style:font-style-complex="normal" style:font-weight-complex="bold"/>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6e5f"/>
    </style:style>
    <style:style style:name="T14" style:family="text">
      <style:text-properties officeooo:rsid="00277f21"/>
    </style:style>
    <style:style style:name="T15" style:family="text">
      <style:text-properties officeooo:rsid="00289398"/>
    </style:style>
    <style:style style:name="T16" style:family="text">
      <style:text-properties officeooo:rsid="00295222"/>
    </style:style>
    <style:style style:name="T17" style:family="text">
      <style:text-properties officeooo:rsid="0029dc06"/>
    </style:style>
    <style:style style:name="T18" style:family="text">
      <style:text-properties officeooo:rsid="002b69b8"/>
    </style:style>
    <style:style style:name="T19" style:family="text">
      <style:text-properties officeooo:rsid="002c7e80"/>
    </style:style>
    <style:style style:name="T20" style:family="text">
      <style:text-properties officeooo:rsid="002e5c01"/>
    </style:style>
    <style:style style:name="T21" style:family="text">
      <style:text-properties officeooo:rsid="0030f620"/>
    </style:style>
    <style:style style:name="T22" style:family="text">
      <style:text-properties officeooo:rsid="0030f8ef"/>
    </style:style>
    <style:style style:name="T23" style:family="text">
      <style:text-properties officeooo:rsid="0032b4a8"/>
    </style:style>
    <style:style style:name="T24" style:family="text">
      <style:text-properties officeooo:rsid="00366568"/>
    </style:style>
    <style:style style:name="T25" style:family="text">
      <style:text-properties officeooo:rsid="00368584"/>
    </style:style>
    <style:style style:name="T26" style:family="text">
      <style:text-properties officeooo:rsid="00368b92"/>
    </style:style>
    <style:style style:name="T27" style:family="text">
      <style:text-properties officeooo:rsid="00151b66"/>
    </style:style>
    <style:style style:name="T28" style:family="text">
      <style:text-properties officeooo:rsid="0037261d"/>
    </style:style>
    <style:style style:name="T29" style:family="text">
      <style:text-properties officeooo:rsid="00230af2"/>
    </style:style>
    <style:style style:name="T30" style:family="text">
      <style:text-properties officeooo:rsid="00372da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4197200988" text:style-name="L1">
        <text:list-item>
          <text:p text:style-name="P28">generating a backlog from the brief.</text:p>
        </text:list-item>
        <text:list-item>
          <text:p text:style-name="P28">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5">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984015928" text:style-name="L2">
        <text:list-item>
          <text:p text:style-name="P29">Project Management: Jira Scrum board</text:p>
        </text:list-item>
        <text:list-item>
          <text:p text:style-name="P29">Version Control: Git</text:p>
        </text:list-item>
        <text:list-item>
          <text:p text:style-name="P29">CI Server: Jenkins</text:p>
        </text:list-item>
        <text:list-item>
          <text:p text:style-name="P29">Cloud Server: AWS EC2</text:p>
        </text:list-item>
        <text:list-item>
          <text:p text:style-name="P29">Database Server: AWS RDS</text:p>
        </text:list-item>
        <text:list-item>
          <text:p text:style-name="P29">Containerisation: Docker <text:span text:style-name="T4">Swarm</text:span></text:p>
        </text:list-item>
        <text:list-item>
          <text:p text:style-name="P29">Reverse Proxy: NGINX</text:p>
        </text:list-item>
      </text:list>
      <text:p text:style-name="P1"/>
      <text:p text:style-name="P5">Scenario 3 – Suspect flees the scene.</text:p>
      <text:p text:style-name="P9"/>
      <text:p text:style-name="P7">Background</text:p>
      <text:p text:style-name="P7"/>
      <text:p text:style-name="P27">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27"/>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2456718792" text:style-name="L3">
        <text:list-item>
          <text:p text:style-name="P30">who the suspect was?</text:p>
        </text:list-item>
        <text:list-item>
          <text:p text:style-name="P30">Where else have they been?</text:p>
        </text:list-item>
      </text:list>
      <text:p text:style-name="P10"/>
      <text:p text:style-name="P10"/>
      <text:p text:style-name="P25">Project Management/Version Control:</text:p>
      <text:p text:style-name="P10"/>
      <text:p text:style-name="P25">Risk Assessment:</text:p>
      <text:p text:style-name="P11"/>
      <text:p text:style-name="P11"><text:soft-page-break/>As part of our initial design phase we generated a risk assessment to analyse <text:span text:style-name="T16">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Risk Assessment</text:p>
      <text:p text:style-name="P12"/>
      <text:p text:style-name="P20">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6">m</text:span><text:span text:style-name="T8">aking it easier for any returning team member to understand the projects progress and integrate into the current workflow </text:span><text:span text:style-name="T16">state</text:span><text:span text:style-name="T8">. <text:s/></text:span></text:p>
      <text:p text:style-name="P20"/>
      <text:p text:style-name="P13"><text:span text:style-name="T7">Insert - </text:span>Image <text:span text:style-name="T7">Incident Report</text:span></text:p>
      <text:p text:style-name="P13"/>
      <text:p text:style-name="P21">To further utilise our risk assessment, we placed in into a risk matrix on Jira. This enabled us to better visualise the risk prioritisation and where our measure controls needed to be more stringent. </text:p>
      <text:p text:style-name="P21"/>
      <text:p text:style-name="P14"><text:span text:style-name="T7">Insert – </text:span><text:span text:style-name="T9">Image Risk Matrix</text:span></text:p>
      <text:p text:style-name="P21"/>
      <text:p text:style-name="P26">Jira/Git:</text:p>
      <text:p text:style-name="P26"/>
      <text:p text:style-name="P21">As part of the design phase we created a shared Jira board modelled as a Scrum board, and populated it with the following epics:</text:p>
      <text:p text:style-name="P21"/>
      <text:list xml:id="list865614124" text:style-name="L4">
        <text:list-item>
          <text:p text:style-name="P31">Devops</text:p>
        </text:list-item>
        <text:list-item>
          <text:p text:style-name="P31">Map/Location Data</text:p>
        </text:list-item>
        <text:list-item>
          <text:p text:style-name="P31">Documentation</text:p>
        </text:list-item>
        <text:list-item>
          <text:p text:style-name="P31">Information Cards/Profiles</text:p>
        </text:list-item>
        <text:list-item>
          <text:p text:style-name="P31">Database</text:p>
        </text:list-item>
        <text:list-item>
          <text:p text:style-name="P31">Testing</text:p>
        </text:list-item>
        <text:list-item>
          <text:p text:style-name="P31">Users</text:p>
        </text:list-item>
      </text:list>
      <text:p text:style-name="P21"><text:s/></text:p>
      <text:p text:style-name="P22">Which we then populated with their related issues. We created <text:span text:style-name="T16">five</text:span> GitHub repository (Group3-supplementary, <text:span text:style-name="T16">Group3-Terraform,</text:span> Group3-Backend, Group3-Frontend, Group3-NGINX) the latter three of which we connected to our Jira board. <text:span text:style-name="T17">This </text:span>enable<text:span text:style-name="T17">d</text:span> us to make smart commits throughout the project, ensuring each team members progress was clear to the wider group.</text:p>
      <text:p text:style-name="P22"/>
      <text:p text:style-name="P15"><text:span text:style-name="T7">Insert – </text:span><text:span text:style-name="T9">Image Jira board – epics and issues</text:span></text:p>
      <text:p text:style-name="P15"/>
      <text:p text:style-name="P24">The regular smart commits also enabled us to identify <text:span text:style-name="T17">what</text:span> adjustments or additions were made with each Git push. Which would be vital when managing branches and the differences between versions of the project.</text:p>
      <text:p text:style-name="P24"/>
      <text:p text:style-name="P18"><text:span text:style-name="T7">Insert – </text:span><text:span text:style-name="T9">Image </text:span><text:span text:style-name="T13">SMART COMMITS</text:span></text:p>
      <text:p text:style-name="P22"/>
      <text:p text:style-name="P22"><text:soft-page-break/>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8">to the application workflow</text:span><text:span text:style-name="T10">.</text:span></text:p>
      <text:p text:style-name="P22"/>
      <text:p text:style-name="P16"><text:span text:style-name="T7">Insert – </text:span><text:span text:style-name="T9">Image Jira board – </text:span><text:span text:style-name="T10">child issues, do, doing, done</text:span></text:p>
      <text:p text:style-name="P22"/>
      <text:p text:style-name="P23">We split our project into two sp<text:span text:style-name="T19">r</text:span><text:span text:style-name="T21">i</text:span>nts, with the focus on the first sprint being to produce an MVP with strong security, and the second sprint to develop our project into a finer application. </text:p>
      <text:p text:style-name="P22"/>
      <text:p text:style-name="P22">We used Jira's built in reports to assess our efficiency and sprint allocations. <text:span text:style-name="T12">Our sprint’s burn-down chart on week one, day one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2">factors </text:span><text:span text:style-name="T20">which we identified as the main cause of the deviations </text:span><text:span text:style-name="T22">from the guideline</text:span><text:span text:style-name="T20">.</text:span></text:p>
      <text:p text:style-name="P22"/>
      <text:p text:style-name="P17"><text:span text:style-name="T7">Insert – </text:span><text:span text:style-name="T9">Image </text:span><text:span text:style-name="T13">sprint </text:span><text:span text:style-name="T12">burn-down chart</text:span></text:p>
      <text:p text:style-name="P22"/>
      <text:p text:style-name="P24">We used a feature branch model, with a branch naming convention linked to our Jira epics/issues. This enabled each member of the team to work on different <text:span text:style-name="T14">sections of our project simultaneously, whilst protecting the main source code base. By implementing branch protection rules on our repositories, which enforced two peer reviews on all push request made, ensured all code was correct before approval.</text:span></text:p>
      <text:p text:style-name="P24"/>
      <text:p text:style-name="P19"><text:span text:style-name="T7">Insert – </text:span><text:span text:style-name="T23">peer review – branch protection rules</text:span></text:p>
      <text:p text:style-name="P19"/>
      <text:p text:style-name="P38">Data Structure Planning:</text:p>
      <text:p text:style-name="P32"/>
      <text:p text:style-name="P34"><text:span text:style-name="T24">Another part of our</text:span> initial design phase w<text:span text:style-name="T24">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5">s</text:span><text:span text:style-name="T24"> (many-to-many, one-to-many, etc).</text:span></text:p>
      <text:p text:style-name="P32"/>
      <text:p text:style-name="P36"><text:span text:style-name="T7">Insert – </text:span><text:span text:style-name="T27">table/data structure </text:span><text:span text:style-name="T26">image</text:span></text:p>
      <text:p text:style-name="P32"/>
      <text:p text:style-name="P33">Similarly a <text:span text:style-name="T25">table was produced to outline all the table and data field names and their type, for example, Table name: vehicle_registration, data field name: Forenames, type: VARCHAR(50).</text:span></text:p>
      <text:p text:style-name="P33"/>
      <text:p text:style-name="P36"><text:span text:style-name="T7">Insert – </text:span><text:span text:style-name="T26">create table SQL image</text:span></text:p>
      <text:p text:style-name="P33"/>
      <text:p text:style-name="P33"><text:span text:style-name="T25">Both documents were created to standardise data usage, naming and type conventions, in an attempt to minimise merge conflicts.</text:span></text:p>
      <text:p text:style-name="P33"/>
      <text:p text:style-name="P33"/>
      <text:p text:style-name="P33"/>
      <text:p text:style-name="P39">Cloud Infrastructure:</text:p>
      <text:p text:style-name="P39"/>
      <text:p text:style-name="P39"><text:soft-page-break/>Build-Test-Deploy:</text:p>
      <text:p text:style-name="P35">CI Server/Containerisation</text:p>
      <text:p text:style-name="P35"/>
      <text:p text:style-name="P35">We implemented a webhook between our GitHub repositories <text:span text:style-name="T29">(</text:span>specifically <text:span text:style-name="T29">Group3-Backend, Group3-Frontend, Group3-NGINX) </text:span>and Jenkins, to enable us to automate and perf<text:span text:style-name="T30">or</text:span>m rolling updates triggered by pushes to main. </text:p>
      <text:p text:style-name="P35"/>
      <text:p text:style-name="P37"><text:span text:style-name="T7">Insert – </text:span><text:span text:style-name="T28">webook</text:span><text:span text:style-name="T26"> image </text:span><text:span text:style-name="T28">x2 (Git an jenkins ima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8T15:37:02.640000000</dc:date>
    <meta:editing-duration>PT3H4M20S</meta:editing-duration>
    <meta:editing-cycles>29</meta:editing-cycles>
    <meta:generator>LibreOffice/7.2.0.4$Windows_X86_64 LibreOffice_project/9a9c6381e3f7a62afc1329bd359cc48accb6435b</meta:generator>
    <meta:document-statistic meta:table-count="0" meta:image-count="0" meta:object-count="0" meta:page-count="4" meta:paragraph-count="64" meta:word-count="1030" meta:character-count="6473" meta:non-whitespace-character-count="5500"/>
  </office:meta>
</office:document-meta>
</file>